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0000001E0F0B323EB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2n+1-2</text:p>
      <text:p text:style-name="Standard"/>
      <text:list xml:id="list1651578061175674754" text:style-name="L2">
        <text:list-item>
          <text:p text:style-name="P2">2n+1-1</text:p>
          <text:p text:style-name="P2"/>
        </text:list-item>
      </text:list>
      <text:list xml:id="list5386440252855312743" text:style-name="L1">
        <text:list-item>
          <text:p text:style-name="P1">8 bits</text:p>
        </text:list-item>
      </text:list>
      <text:p text:style-name="Standard"/>
      <text:p text:style-name="Standard">4.10001011^2</text:p>
      <text:p text:style-name="Standard"/>
      <text:list xml:id="list2263073743772488116" text:style-name="L3">
        <text:list-item>
          <text:p text:style-name="P3">237</text:p>
        </text:list-item>
      </text:list>
      <text:p text:style-name="Standard"/>
      <text:p text:style-name="Standard"><text:s/></text:p>
      <text:p text:style-name="Standard"/>
      <text:p text:style-name="Standard"><draw:frame draw:style-name="fr1" draw:name="graphics1" text:anchor-type="paragraph" svg:width="6.6665in" svg:height="5in" draw:z-index="0"><draw:image xlink:href="Pictures/1000000000000280000001E0F0B323E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1:15:49.74</meta:creation-date>
    <meta:document-statistic meta:table-count="0" meta:image-count="1" meta:object-count="0" meta:page-count="1" meta:paragraph-count="6" meta:word-count="9" meta:character-count="42"/>
    <dc:date>2013-10-08T23:27:33.96</dc:date>
    <meta:editing-duration>PT26M3S</meta:editing-duration>
    <meta:editing-cycles>1</meta:editing-cycles>
    <meta:generator>OpenOffice.org/3.4.1$Win32 OpenOffice.org_project/341m1$Build-9593</meta:generator>
  </office:meta>
</office:document-meta>
</file>